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.0193in" fo:border="0.06pt solid #262626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262626"/>
      <style:text-properties loext:padding="0.0193in" loext:border="0.06pt solid #262626"/>
    </style:style>
    <style:style style:name="P3" style:family="paragraph" style:parent-style-name="Text_20_body" style:list-style-name="L1">
      <style:paragraph-properties fo:margin-left="0in" fo:margin-right="0in" fo:text-indent="0in" style:auto-text-indent="false" fo:padding="0.0193in" fo:border="0.06pt solid #262626"/>
      <style:text-properties loext:padding="0.0193in" loext:border="0.06pt solid #262626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262626"/>
      <style:text-properties loext:padding="0.0193in" loext:border="0.06pt solid #262626"/>
    </style:style>
    <style:style style:name="P5" style:family="paragraph" style:parent-style-name="Text_20_body" style:list-style-name="L2">
      <style:paragraph-properties fo:margin-left="0in" fo:margin-right="0in" fo:text-indent="0in" style:auto-text-indent="false" fo:padding="0.0193in" fo:border="0.06pt solid #262626"/>
      <style:text-properties loext:padding="0.0193in" loext:border="0.06pt solid #262626"/>
    </style:style>
    <style:style style:name="P6" style:family="paragraph" style:parent-style-name="Heading_20_3">
      <style:paragraph-properties fo:margin-left="0in" fo:margin-right="0in" fo:text-indent="0in" style:auto-text-indent="false" fo:padding="0.0193in" fo:border="0.06pt solid #262626"/>
    </style:style>
    <style:style style:name="P7" style:family="paragraph" style:parent-style-name="Text_20_body">
      <style:paragraph-properties fo:margin-left="0.3937in" fo:margin-right="0.3937in" fo:text-indent="0in" style:auto-text-indent="false" fo:padding="0.0193in" fo:border="0.06pt solid #262626"/>
      <style:text-properties loext:padding="0.0193in" loext:border="0.06pt solid #262626"/>
    </style:style>
    <style:style style:name="P8" style:family="paragraph" style:parent-style-name="Text_20_body" style:list-style-name="L3">
      <style:paragraph-properties fo:margin-left="0in" fo:margin-right="0in" fo:text-indent="0in" style:auto-text-indent="false" fo:padding="0.0193in" fo:border="0.06pt solid #262626"/>
    </style:style>
    <style:style style:name="P9" style:family="paragraph" style:parent-style-name="Text_20_body" style:list-style-name="L4">
      <style:paragraph-properties fo:margin-left="0in" fo:margin-right="0in" fo:text-indent="0in" style:auto-text-indent="false" fo:padding="0.0193in" fo:border="0.06pt solid #262626"/>
    </style:style>
    <style:style style:name="P10" style:family="paragraph" style:parent-style-name="Text_20_body" style:list-style-name="L5">
      <style:paragraph-properties fo:margin-left="0in" fo:margin-right="0in" fo:text-indent="0in" style:auto-text-indent="false" fo:padding="0.0193in" fo:border="0.06pt solid #262626"/>
    </style:style>
    <style:style style:name="P11" style:family="paragraph" style:parent-style-name="Text_20_body" style:list-style-name="L6">
      <style:paragraph-properties fo:margin-left="0in" fo:margin-right="0in" fo:text-indent="0in" style:auto-text-indent="false" fo:padding="0.0193in" fo:border="0.06pt solid #262626"/>
    </style:style>
    <style:style style:name="T1" style:family="text">
      <style:text-properties loext:padding="0.0193in" loext:border="0.06pt solid #26262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Применяем формулу к вашей задаче с гематрией</text:h>
      <text:p text:style-name="P1">Давайте перепишем весь фидбэк для категории <text:span text:style-name="Strong_20_Emphasis"><text:span text:style-name="T1">Truthfulness</text:span></text:span>, используя эту новую, мощную и короткую формулу.</text:p>
      <text:p text:style-name="P1"><text:span text:style-name="Strong_20_Emphasis"><text:span text:style-name="T1">Старый фидбэк (многословный):</text:span></text:span></text:p>
      <text:list text:style-name="L1">
        <text:list-item>
          <text:p text:style-name="P2">Factual Error in Calculation: The predicted output for gematria("ריצ׳רץ׳") is 600, but the correct output is 590.</text:p>
        </text:list-item>
        <text:list-item>
          <text:p text:style-name="P3">Incorrect Code Analysis: The model stated that the code has "no errors." This is false. It failed to identify a major logical flaw...</text:p>
        </text:list-item>
      </text:list>
      <text:p text:style-name="P1"><text:span text:style-name="Strong_20_Emphasis"><text:span text:style-name="T1">Новый фидбэк (конкретный и короткий):</text:span></text:span></text:p>
      <text:list text:style-name="L2">
        <text:list-item>
          <text:p text:style-name="P4">The response incorrectly states the first result is 600; the provided code actually returns 590.</text:p>
        </text:list-item>
        <text:list-item>
          <text:p text:style-name="P5">The model's analysis is flawed: it overlooks the bug where the function returns 0 for any string containing a space.</text:p>
        </text:list-item>
      </text:list>
      <text:p text:style-name="P1">Посмотрите, насколько второй вариант короче и сильнее.</text:p>
      <text:h text:style-name="P6" text:outline-level="3">Ваши новые "формулы" для быстрого использования</text:h>
      <text:p text:style-name="P1">Вот несколько самых ходовых шаблонов, основанных на этой формуле. Заучите их.</text:p>
      <text:p text:style-name="P1"><text:span text:style-name="Strong_20_Emphasis"><text:span text:style-name="T1">Для ошибок в вычислениях / фактах:</text:span></text:span></text:p>
      <text:p text:style-name="P7">The response incorrectly states [X], when the correct value is [Y].</text:p>
      <text:list text:style-name="L3">
        <text:list-item>
          <text:p text:style-name="P8"><text:span text:style-name="Emphasis"><text:span text:style-name="T1">Пример:</text:span></text:span> <text:span text:style-name="T1">The response incorrectly states the result is 600, when the correct value is 590.</text:span></text:p>
        </text:list-item>
      </text:list>
      <text:p text:style-name="P1"><text:span text:style-name="Strong_20_Emphasis"><text:span text:style-name="T1">Для пропущенных ошибок в коде:</text:span></text:span></text:p>
      <text:p text:style-name="P7">The model fails to identify the bug where [описание бага].</text:p>
      <text:list text:style-name="L4">
        <text:list-item>
          <text:p text:style-name="P9"><text:span text:style-name="Emphasis"><text:span text:style-name="T1">Пример:</text:span></text:span> <text:span text:style-name="T1">The model fails to identify the bug where empty lists cause an IndexError.</text:span></text:p>
        </text:list-item>
      </text:list>
      <text:p text:style-name="P7">The model overlooks that the code [описание проблемы].</text:p>
      <text:list text:style-name="L5">
        <text:list-item>
          <text:p text:style-name="P10"><text:span text:style-name="Emphasis"><text:span text:style-name="T1">Пример:</text:span></text:span> <text:span text:style-name="T1">The model overlooks that the code will crash if the input is not a string.</text:span></text:p>
        </text:list-item>
      </text:list>
      <text:p text:style-name="P1"><text:span text:style-name="Strong_20_Emphasis"><text:span text:style-name="T1">Для неверных утверждений:</text:span></text:span></text:p>
      <text:p text:style-name="P7">The explanation is misleading: it claims [неверное утверждение], but in reality [верное утверждение].</text:p>
      <text:list text:style-name="L6">
        <text:list-item>
          <text:p text:style-name="P11"><text:soft-page-break/><text:span text:style-name="Emphasis"><text:span text:style-name="T1">Пример:</text:span></text:span> <text:span text:style-name="T1">The explanation is misleading: it claims the algorithm is O(n), but in reality it has O(n^2) complexity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11:38:26.571695200</meta:creation-date>
    <dc:date>2026-02-26T11:40:33.904014500</dc:date>
    <meta:editing-duration>PT2M9S</meta:editing-duration>
    <meta:editing-cycles>1</meta:editing-cycles>
    <meta:document-statistic meta:table-count="0" meta:image-count="0" meta:object-count="0" meta:page-count="2" meta:paragraph-count="22" meta:word-count="255" meta:character-count="1593" meta:non-whitespace-character-count="1368"/>
    <meta:generator>LibreOffice/26.2.0.3$Windows_X86_64 LibreOffice_project/620$Build-3</meta:generator>
  </office:meta>
</office:document-meta>
</file>